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ntropy bot</text:p>
          </table:table-cell>
          <table:table-cell office:value-type="string" calcext:value-type="string">
            <text:p>better ent bot</text:p>
          </table:table-cell>
        </table:table-row>
        <table:table-row table:style-name="ro1">
          <table:table-cell office:value-type="string" calcext:value-type="string">
            <text:p>smel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p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ard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in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hea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pe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n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ll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ok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wil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ul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o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yni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lt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lc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of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ea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is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ru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k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hac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o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m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n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c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bbe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an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um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a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uss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bu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AVERAGE([.B2:.B74])" office:value-type="float" office:value="5.02739726027397" calcext:value-type="float">
            <text:p>5.02739726027397</text:p>
          </table:table-cell>
          <table:table-cell table:formula="of:=AVERAGE([.C2:.C74])" office:value-type="float" office:value="4.43835616438356" calcext:value-type="float">
            <text:p>4.43835616438356</text:p>
          </table:table-cell>
          <table:table-cell table:formula="of:=AVERAGE([.D2:.D74])" office:value-type="float" office:value="4.17808219178082" calcext:value-type="float">
            <text:p>4.1780821917808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Random average</text:p>
          </table:table-cell>
          <table:table-cell office:value-type="string" calcext:value-type="string">
            <text:p>Entropy average</text:p>
          </table:table-cell>
          <table:table-cell office:value-type="string" calcext:value-type="string">
            <text:p>Entropy 2 average</text:p>
          </table:table-cell>
        </table:table-row>
        <table:table-row table:style-name="ro1">
          <table:table-cell/>
          <table:table-cell table:formula="of:=AVERAGE([.B2:.B74])" office:value-type="float" office:value="5.02739726027397" calcext:value-type="float">
            <text:p>5.02739726027397</text:p>
          </table:table-cell>
          <table:table-cell table:formula="of:=AVERAGE([.C2:.C74])" office:value-type="float" office:value="4.43835616438356" calcext:value-type="float">
            <text:p>4.43835616438356</text:p>
          </table:table-cell>
          <table:table-cell table:formula="of:=AVERAGE([.D2:.D74])" office:value-type="float" office:value="4.17808219178082" calcext:value-type="float">
            <text:p>4.17808219178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8:56:29.81745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5:41:41.915169343</meta:creation-date>
    <dc:date>2022-03-16T21:20:02.480551410</dc:date>
    <meta:editing-duration>PT34M13S</meta:editing-duration>
    <meta:editing-cycles>6</meta:editing-cycles>
    <meta:generator>LibreOffice/6.0.7.3$Linux_X86_64 LibreOffice_project/00m0$Build-3</meta:generator>
    <meta:document-statistic meta:table-count="1" meta:cell-count="305" meta:object-count="0"/>
  </office:meta>
</office:document-meta>
</file>